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12.18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15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0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7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8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30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1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2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5"/>
        <table:table-column table:style-name="co6" table:number-columns-repeated="4" table:default-cell-style-name="ce2"/>
        <table:table-column table:style-name="co7" table:default-cell-style-name="ce2"/>
        <table:table-column table:style-name="co6" table:number-columns-repeated="1014" table:default-cell-style-name="ce32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s</text:p>
          </table:table-cell>
          <table:table-cell table:style-name="ce1" office:value-type="string" table:number-columns-spanned="1" table:number-rows-spanned="2">
            <text:p>Disciplinas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>
            <text:p>It.</text:p>
          </table:table-cell>
          <table:covered-table-cell table:style-name="ce14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4"/>
        </table:table-row>
        <table:table-row table:style-name="ro1">
          <table:table-cell office:value-type="string">
            <text:p>Fevereiro</text:p>
          </table:table-cell>
          <table:table-cell office:value-type="string" table:number-columns-spanned="1" table:number-rows-spanned="20">
            <text:p>Concepção</text:p>
          </table:table-cell>
          <table:table-cell table:style-name="ce4" office:value-type="string" table:number-columns-spanned="1" table:number-rows-spanned="20">
            <text:p>Modelagem de negócio e requisitos</text:p>
          </table:table-cell>
          <table:table-cell table:style-name="ce12" table:number-columns-spanned="1" table:number-rows-spanned="25"/>
          <table:table-cell table:style-name="ce15" office:value-type="string">
            <text:p>Reuniões para esclarecimento e definição do tema.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4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3"/>
          <table:table-cell table:style-name="ce16" office:value-type="string">
            <text:p>Levantamento dos possíveis campos de atuação e criação do ambiente para versionamento do projeto.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4"/>
          <table:table-cell table:style-name="ce17" office:value-type="string">
            <text:p>Pesquisa sobre o problema escolhido e as soluções já existentes.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3-23" table:number-columns-spanned="1" table:number-rows-spanned="2">
            <text:p>23/03/09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8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4"/>
          <table:table-cell table:style-name="ce17" office:value-type="string">
            <text:p>Criação do termo de aceite.</text:p>
          </table:table-cell>
          <table:covered-table-cell table:number-columns-repeated="3" table:style-name="ce26"/>
          <table:covered-table-cell table:style-name="ce28"/>
          <table:covered-table-cell table:style-name="ce3"/>
          <table:table-cell table:number-columns-repeated="1014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3"/>
          <table:table-cell table:style-name="ce18" office:value-type="string">
            <text:p>Discussão e pesquisa sobre as necessidades e características do problema. Versão preliminar do documento de visão.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4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6" office:value-type="date" office:date-value="2009-04-13" table:number-columns-spanned="1" table:number-rows-spanned="2">
            <text:p>13/04/09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9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4"/>
          <table:table-cell table:style-name="ce20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table:style-name="ce21" office:value-type="string">
            <text:p>Refinamento do documento de visão.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1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1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5-04" table:number-columns-spanned="1" table:number-rows-spanned="3">
            <text:p>04/05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Criação da versão preliminar do plano de projeto.</text:p>
          </table:table-cell>
          <table:covered-table-cell table:number-columns-repeated="3"/>
          <table:table-cell table:style-name="ce26" office:value-type="date" office:date-value="2009-05-04">
            <text:p>04/05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4"/>
          <table:table-cell table:style-name="ce20" office:value-type="string">
            <text:p>Criação da versão preliminar do cronograma do projeto.</text:p>
          </table:table-cell>
          <table:covered-table-cell table:number-columns-repeated="3"/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3"/>
          <table:table-cell table:style-name="ce19" office:value-type="string">
            <text:p>Criação da versão preliminar do controle de atividades.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6" office:value-type="date" office:date-value="2009-05-25" table:number-columns-spanned="1" table:number-rows-spanned="7">
            <text:p>25/05/09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9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Criação da versão preliminar do plano de acompanhamento.</text:p>
          </table:table-cell>
          <table:covered-table-cell table:style-name="ce26"/>
          <table:covered-table-cell table:number-columns-repeated="3"/>
          <table:table-cell office:value-type="string">
            <text:p>Ricard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Refinamento do cronograma.</text:p>
          </table:table-cell>
          <table:covered-table-cell table:number-columns-repeated="3"/>
          <table:table-cell table:style-name="ce29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>
            <text:p>Refinamento do documento de visão.</text:p>
          </table:table-cell>
          <table:covered-table-cell table:number-columns-repeated="3"/>
          <table:table-cell table:style-name="ce29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0" office:value-type="string">
            <text:p>Estudo sobre as arquiteturas a serem utilizadas no projeto.</text:p>
          </table:table-cell>
          <table:covered-table-cell table:number-columns-repeated="3"/>
          <table:table-cell table:style-name="ce30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office:value-type="string" table:number-columns-spanned="1" table:number-rows-spanned="8">
            <text:p>Elaboração</text:p>
          </table:table-cell>
          <table:table-cell table:style-name="ce5" office:value-type="string" table:number-columns-spanned="1" table:number-rows-spanned="8">
            <text:p>Requisitos/ Análise e design</text:p>
          </table:table-cell>
          <table:covered-table-cell table:style-name="ce13"/>
          <table:table-cell table:style-name="ce19" office:value-type="string">
            <text:p>Criação da versão preliminar do diagrama de casos de uso.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6" office:value-type="date" office:date-value="2009-06-01" table:number-columns-spanned="1" table:number-rows-spanned="2">
            <text:p>01/06/09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9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0" office:value-type="string">
            <text:p>Descrição dos casos de uso levantados.</text:p>
          </table:table-cell>
          <table:covered-table-cell table:number-columns-repeated="3"/>
          <table:table-cell table:style-name="ce26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3"/>
          <table:table-cell table:style-name="ce19" office:value-type="string">
            <text:p>Criação preliminar do documento de arquitetura.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9" table:number-columns-spanned="1" table:number-rows-spanned="3">
            <text:p>19/06/09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9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2" office:value-type="string">
            <text:p>Compilação dos documentos gerados para efeito de avaliação da disciplina de pré-projeto.</text:p>
          </table:table-cell>
          <table:covered-table-cell/>
          <table:covered-table-cell table:style-name="ce26"/>
          <table:covered-table-cell/>
          <table:table-cell table:style-name="ce29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8" office:value-type="date" office:date-value="2009-06-26">
            <text:p>26/06/09</text:p>
          </table:table-cell>
          <table:covered-table-cell table:style-name="ce3"/>
          <table:table-cell table:number-columns-repeated="1014"/>
        </table:table-row>
        <table:table-row table:style-name="ro1">
          <table:table-cell office:value-type="string" table:number-columns-spanned="1" table:number-rows-spanned="13">
            <text:p>Julho</text:p>
          </table:table-cell>
          <table:covered-table-cell/>
          <table:covered-table-cell table:style-name="ce6"/>
          <table:table-cell table:style-name="ce12" office:value-type="string" table:number-columns-spanned="1" table:number-rows-spanned="7">
            <text:p>A</text:p>
          </table:table-cell>
          <table:table-cell table:style-name="ce20" office:value-type="string">
            <text:p>Refinamento e realização do caso de uso: Manter ponto turístico.</text:p>
          </table:table-cell>
          <table:table-cell table:style-name="ce26" office:value-type="date" office:date-value="2009-06-26">
            <text:p>26/06/09</text:p>
          </table:table-cell>
          <table:table-cell table:style-name="ce26" office:value-type="date" office:date-value="2009-07-13">
            <text:p>13/07/09</text:p>
          </table:table-cell>
          <table:table-cell table:style-name="ce26" office:value-type="date" office:date-value="2009-06-26">
            <text:p>26/06/09</text:p>
          </table:table-cell>
          <table:table-cell table:style-name="ce30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3" office:value-type="string">
            <text:p>Prova de conceito da arquitetura escolhida: implementação do caso de uso: Manter ponto turístico.</text:p>
          </table:table-cell>
          <table:table-cell table:style-name="ce26" office:value-type="date" office:date-value="2009-06-26">
            <text:p>26/06/09</text:p>
          </table:table-cell>
          <table:table-cell table:style-name="ce26" office:value-type="date" office:date-value="2009-07-25">
            <text:p>25/07/09</text:p>
          </table:table-cell>
          <table:table-cell table:style-name="ce26" office:value-type="date" office:date-value="2009-06-26">
            <text:p>26/06/09</text:p>
          </table:table-cell>
          <table:table-cell table:style-name="ce30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3" office:value-type="string">
            <text:p>Confecção dos diagramas de arquitetura (pacotes, implementação e implantação)</text:p>
          </table:table-cell>
          <table:table-cell table:style-name="ce26" office:value-type="date" office:date-value="2009-06-26">
            <text:p>26/06/09</text:p>
          </table:table-cell>
          <table:table-cell table:style-name="ce26" office:value-type="date" office:date-value="2009-07-25">
            <text:p>25/07/09</text:p>
          </table:table-cell>
          <table:table-cell table:style-name="ce26" office:value-type="date" office:date-value="2009-06-29">
            <text:p>29/06/09</text:p>
          </table:table-cell>
          <table:table-cell table:style-name="ce28" office:value-type="date" office:date-value="2009-07-31">
            <text:p>31/07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/>
          <table:table-cell office:value-type="string" table:number-columns-spanned="1" table:number-rows-spanned="31">
            <text:p>Construção</text:p>
          </table:table-cell>
          <table:table-cell table:style-name="ce7" office:value-type="string" table:number-columns-spanned="1" table:number-rows-spanned="4">
            <text:p>Implementação / Teste</text:p>
          </table:table-cell>
          <table:covered-table-cell table:style-name="ce12"/>
          <table:table-cell table:style-name="ce23" office:value-type="string">
            <text:p>Implementação e testes do caso de uso Atribuir ou visualizar dica</text:p>
          </table:table-cell>
          <table:table-cell table:style-name="ce26" office:value-type="date" office:date-value="2009-06-26">
            <text:p>26/06/09</text:p>
          </table:table-cell>
          <table:table-cell table:style-name="ce26" office:value-type="date" office:date-value="2009-07-25">
            <text:p>25/07/09</text:p>
          </table:table-cell>
          <table:table-cell table:style-name="ce26" office:value-type="date" office:date-value="2009-06-26">
            <text:p>26/06/09</text:p>
          </table:table-cell>
          <table:table-cell table:style-name="ce31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Implementação e testes do caso de uso manter atribuir tags a ponto turístico</text:p>
          </table:table-cell>
          <table:table-cell table:style-name="ce26" office:value-type="date" office:date-value="2009-06-26">
            <text:p>26/06/09</text:p>
          </table:table-cell>
          <table:table-cell table:style-name="ce26" office:value-type="date" office:date-value="2009-07-25">
            <text:p>25/07/09</text:p>
          </table:table-cell>
          <table:table-cell table:style-name="ce26" office:value-type="date" office:date-value="2009-06-26">
            <text:p>26/06/09</text:p>
          </table:table-cell>
          <table:table-cell table:style-name="ce26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6-30">
            <text:p>30/06/09</text:p>
          </table:table-cell>
          <table:table-cell table:style-name="ce26" office:value-type="date" office:date-value="2009-07-25">
            <text:p>25/07/09</text:p>
          </table:table-cell>
          <table:table-cell table:style-name="ce26" office:value-type="date" office:date-value="2009-07-27">
            <text:p>27/07/09</text:p>
          </table:table-cell>
          <table:table-cell table:style-name="ce28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Adequação das implementações realizadas</text:p>
          </table:table-cell>
          <table:table-cell table:style-name="ce27" office:value-type="date" office:date-value="2009-06-30">
            <text:p>30/06/09</text:p>
          </table:table-cell>
          <table:table-cell table:style-name="ce26" office:value-type="date" office:date-value="2009-07-25">
            <text:p>25/07/09</text:p>
          </table:table-cell>
          <table:table-cell table:style-name="ce26" office:value-type="date" office:date-value="2009-07-01">
            <text:p>01/07/09</text:p>
          </table:table-cell>
          <table:table-cell table:style-name="ce26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B</text:p>
          </table:table-cell>
          <table:table-cell table:style-name="ce24" office:value-type="string">
            <text:p>Confecção dos diagramas de classe para os casos de uso: manter usuário e manter estabelecimento</text:p>
          </table:table-cell>
          <table:table-cell table:style-name="ce26" office:value-type="date" office:date-value="2009-07-28">
            <text:p>28/07/09</text:p>
          </table:table-cell>
          <table:table-cell table:style-name="ce26" office:value-type="date" office:date-value="2009-08-04">
            <text:p>04/08/09</text:p>
          </table:table-cell>
          <table:table-cell table:number-columns-repeated="2" table:style-name="ce28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7" office:value-type="date" office:date-value="2009-07-28">
            <text:p>28/07/09</text:p>
          </table:table-cell>
          <table:table-cell table:style-name="ce26" office:value-type="date" office:date-value="2009-08-04">
            <text:p>04/08/09</text:p>
          </table:table-cell>
          <table:table-cell table:style-name="ce27" office:value-type="date" office:date-value="2009-07-28">
            <text:p>28/07/09</text:p>
          </table:table-cell>
          <table:table-cell table:style-name="ce26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Implementação e testes do caso de uso manter usuário</text:p>
          </table:table-cell>
          <table:table-cell table:style-name="ce27" office:value-type="date" office:date-value="2009-07-28">
            <text:p>28/07/09</text:p>
          </table:table-cell>
          <table:table-cell table:style-name="ce26" office:value-type="date" office:date-value="2009-08-04">
            <text:p>04/08/09</text:p>
          </table:table-cell>
          <table:table-cell table:style-name="ce27" office:value-type="date" office:date-value="2009-07-28">
            <text:p>28/07/09</text:p>
          </table:table-cell>
          <table:table-cell table:style-name="ce28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office:value-type="string">
            <text:p>Refinamento do modelo de domínio, do modelo de casos de uso e seus detalhamentos.</text:p>
          </table:table-cell>
          <table:table-cell table:style-name="ce26" office:value-type="date" office:date-value="2009-07-30">
            <text:p>30/07/09</text:p>
          </table:table-cell>
          <table:table-cell table:style-name="ce26" office:value-type="date" office:date-value="2009-08-04">
            <text:p>04/08/09</text:p>
          </table:table-cell>
          <table:table-cell table:style-name="ce26" office:value-type="date" office:date-value="2009-07-30">
            <text:p>30/07/09</text:p>
          </table:table-cell>
          <table:table-cell table:style-name="ce29" office:value-type="date" office:date-value="2009-07-30">
            <text:p>30/07/09</text:p>
          </table:table-cell>
          <table:table-cell table:style-name="ce25"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Adequação das implementações realizadas</text:p>
          </table:table-cell>
          <table:table-cell table:style-name="ce26" office:value-type="date" office:date-value="2009-07-30">
            <text:p>30/07/09</text:p>
          </table:table-cell>
          <table:table-cell table:style-name="ce26" office:value-type="date" office:date-value="2009-08-04">
            <text:p>04/08/09</text:p>
          </table:table-cell>
          <table:table-cell table:style-name="ce26" office:value-type="date" office:date-value="2009-07-30">
            <text:p>30/07/09</text:p>
          </table:table-cell>
          <table:table-cell table:style-name="ce29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Refinamento do documento de visão e do plano de projeto</text:p>
          </table:table-cell>
          <table:table-cell table:style-name="ce26" office:value-type="date" office:date-value="2009-07-30">
            <text:p>30/07/09</text:p>
          </table:table-cell>
          <table:table-cell table:style-name="ce26" office:value-type="date" office:date-value="2009-08-04">
            <text:p>04/08/09</text:p>
          </table:table-cell>
          <table:table-cell table:style-name="ce26" office:value-type="date" office:date-value="2009-07-30">
            <text:p>30/07/09</text:p>
          </table:table-cell>
          <table:table-cell table:style-name="ce29" office:value-type="date" office:date-value="2009-07-30">
            <text:p>30/07/09</text:p>
          </table:table-cell>
          <table:table-cell table:style-name="ce24" office:value-type="string">
            <text:p>Pedro, Ricardo e Túlio</text:p>
          </table:table-cell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1">
            <text:p>Agosto</text:p>
          </table:table-cell>
          <table:covered-table-cell table:style-name="ce3"/>
          <table:table-cell table:style-name="ce9" office:value-type="string">
            <text:p>Requisitos</text:p>
          </table:table-cell>
          <table:table-cell office:value-type="string" table:number-columns-spanned="1" table:number-rows-spanned="4">
            <text:p>C</text:p>
          </table:table-cell>
          <table:table-cell table:style-name="ce24" office:value-type="string">
            <text:p>Confecção dos diagramas de classe para os casos de uso: logar no sistema</text:p>
          </table:table-cell>
          <table:table-cell table:style-name="ce26" office:value-type="date" office:date-value="2009-08-04">
            <text:p>04/08/09</text:p>
          </table: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09">
            <text:p>09/08/09</text:p>
          </table:table-cell>
          <table:table-cell table:style-name="ce29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3">
            <text:p>Implementação / Teste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6" office:value-type="date" office:date-value="2009-08-04">
            <text:p>04/08/09</text:p>
          </table: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04">
            <text:p>04/08/09</text:p>
          </table:table-cell>
          <table:table-cell table:style-name="ce29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06">
            <text:p>06/08/09</text:p>
          </table:table-cell>
          <table:table-cell table:number-columns-repeated="3" table:style-name="ce26" office:value-type="date" office:date-value="2009-08-11">
            <text:p>1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table-cell table:style-name="ce26" office:value-type="date" office:date-value="2009-08-06">
            <text:p>06/08/09</text:p>
          </table: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05">
            <text:p>05/08/09</text:p>
          </table:table-cell>
          <table:table-cell table:style-name="ce26" office:value-type="date" office:date-value="2009-08-11">
            <text:p>11/08/09</text:p>
          </table: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D</text:p>
          </table:table-cell>
          <table:table-cell table:style-name="ce24" office:value-type="string">
            <text:p>Refinamento e realização dos casos de uso: Manter roteiro e Manter Destino e Manter Programa</text:p>
          </table: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8">
            <text:p>18/08/09</text:p>
          </table:table-cell>
          <table:table-cell table:style-name="ce26" office:value-type="date" office:date-value="2009-08-11">
            <text:p>11/08/09</text:p>
          </table:table-cell>
          <table:table-cell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Manter roteiro</text:p>
          </table: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8">
            <text:p>18/08/09</text:p>
          </table:table-cell>
          <table:table-cell table:style-name="ce26" office:value-type="date" office:date-value="2009-08-11">
            <text:p>11/08/09</text:p>
          </table:table-cell>
          <table:table-cell table:style-name="ce29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style-name="ce10"/>
          <table:covered-table-cell/>
          <table:table-cell table:style-name="ce24" office:value-type="string">
            <text:p>Implementação e testes do caso de uso Manter destino</text:p>
          </table: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8">
            <text:p>18/08/09</text:p>
          </table:table-cell>
          <table:table-cell table:style-name="ce26" office:value-type="date" office:date-value="2009-08-11">
            <text:p>11/08/09</text:p>
          </table:table-cell>
          <table:table-cell table:style-name="ce28" office:value-type="date" office:date-value="2009-08-25">
            <text:p>25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Implementação e testes do caso de uso Manter programa</text:p>
          </table:table-cell>
          <table:table-cell table:style-name="ce26" office:value-type="date" office:date-value="2009-08-13">
            <text:p>13/08/09</text:p>
          </table:table-cell>
          <table:table-cell table:style-name="ce26" office:value-type="date" office:date-value="2009-08-18">
            <text:p>18/08/09</text:p>
          </table:table-cell>
          <table:table-cell table:style-name="ce26" office:value-type="date" office:date-value="2009-08-13">
            <text:p>13/08/09</text:p>
          </table:table-cell>
          <table:table-cell table:style-name="ce28" office:value-type="date" office:date-value="2009-08-25">
            <text:p>25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13">
            <text:p>13/08/09</text:p>
          </table:table-cell>
          <table:table-cell table:style-name="ce26" office:value-type="date" office:date-value="2009-08-18">
            <text:p>18/08/09</text:p>
          </table:table-cell>
          <table:table-cell table:style-name="ce26" office:value-type="date" office:date-value="2009-08-11">
            <text:p>11/08/09</text:p>
          </table:table-cell>
          <table:table-cell table:style-name="ce29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Adequação das implementações realizadas</text:p>
          </table:table-cell>
          <table:table-cell table:style-name="ce26" office:value-type="date" office:date-value="2009-08-13">
            <text:p>13/08/09</text:p>
          </table:table-cell>
          <table:table-cell table:style-name="ce26" office:value-type="date" office:date-value="2009-08-18">
            <text:p>18/08/09</text:p>
          </table:table-cell>
          <table:table-cell table:style-name="ce26" office:value-type="date" office:date-value="2009-08-13">
            <text:p>13/08/09</text:p>
          </table:table-cell>
          <table:table-cell table:style-name="ce29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9" office:value-type="string">
            <text:p>Requisitos</text:p>
          </table:table-cell>
          <table:table-cell office:value-type="string" table:number-columns-spanned="1" table:number-rows-spanned="6">
            <text:p>E</text:p>
          </table:table-cell>
          <table:table-cell table:style-name="ce24" office:value-type="string">
            <text:p>Confecção dos diagramas de classe para os casos de uso: avaliar tema e atribuir ou visualizar dica</text:p>
          </table:table-cell>
          <table:table-cell table:style-name="ce26" office:value-type="date" office:date-value="2009-08-18">
            <text:p>18/08/09</text:p>
          </table:table-cell>
          <table:table-cell table:style-name="ce26" office:value-type="date" office:date-value="2009-08-25">
            <text:p>25/08/09</text:p>
          </table:table-cell>
          <table:table-cell table:style-name="ce28" office:value-type="date" office:date-value="2009-08-29">
            <text:p>29/08/09</text:p>
          </table:table-cell>
          <table:table-cell/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Avaliar Tema</text:p>
          </table:table-cell>
          <table:table-cell table:style-name="ce26" office:value-type="date" office:date-value="2009-08-18">
            <text:p>18/08/09</text:p>
          </table:table-cell>
          <table:table-cell table:style-name="ce26" office:value-type="date" office:date-value="2009-08-25">
            <text:p>25/08/09</text:p>
          </table:table-cell>
          <table:table-cell table:style-name="ce28" office:value-type="date" office:date-value="2009-08-29">
            <text:p>29/08/09</text:p>
          </table:table-cell>
          <table:table-cell table:style-name="ce28" office:value-type="date" office:date-value="2009-09-14">
            <text:p>14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Refinamento do caso de uso Atribuir ou visualizar dica</text:p>
          </table:table-cell>
          <table:table-cell table:style-name="ce26" office:value-type="date" office:date-value="2009-08-20">
            <text:p>20/08/09</text:p>
          </table:table-cell>
          <table:table-cell table:style-name="ce26" office:value-type="date" office:date-value="2009-08-25">
            <text:p>25/08/09</text:p>
          </table:table-cell>
          <table:table-cell table:style-name="ce28" office:value-type="date" office:date-value="2009-08-27">
            <text:p>27/08/09</text:p>
          </table:table-cell>
          <table:table-cell table:style-name="ce28" office:value-type="date" office:date-value="2009-09-09">
            <text:p>09/09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20">
            <text:p>20/08/09</text:p>
          </table:table-cell>
          <table:table-cell table:style-name="ce26" office:value-type="date" office:date-value="2009-08-25">
            <text:p>25/08/09</text:p>
          </table:table-cell>
          <table:table-cell table:style-name="ce28" office:value-type="date" office:date-value="2009-08-24">
            <text:p>24/08/09</text:p>
          </table:table-cell>
          <table:table-cell table:style-name="ce26" office:value-type="date" office:date-value="2009-08-25">
            <text:p>25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Adequação das implementações realizadas</text:p>
          </table:table-cell>
          <table:table-cell table:style-name="ce26" office:value-type="date" office:date-value="2009-08-20">
            <text:p>20/08/09</text:p>
          </table:table-cell>
          <table:table-cell table:style-name="ce26" office:value-type="date" office:date-value="2009-08-25">
            <text:p>25/08/09</text:p>
          </table:table-cell>
          <table:table-cell table:style-name="ce28" office:value-type="date" office:date-value="2009-08-24">
            <text:p>24/08/09</text:p>
          </table:table-cell>
          <table:table-cell table:style-name="ce26" office:value-type="date" office:date-value="2009-08-25">
            <text:p>25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string">
            <text:p>Refinamento do documento de visão e do plano de projeto</text:p>
          </table:table-cell>
          <table:table-cell table:style-name="ce26" office:value-type="date" office:date-value="2009-08-25">
            <text:p>25/08/09</text:p>
          </table:table-cell>
          <table:table-cell table:style-name="ce26" office:value-type="date" office:date-value="2009-09-01">
            <text:p>01/09/09</text:p>
          </table:table-cell>
          <table:table-cell table:style-name="ce28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9" office:value-type="string">
            <text:p>Requisitos</text:p>
          </table:table-cell>
          <table:table-cell office:value-type="string" table:number-columns-spanned="1" table:number-rows-spanned="5">
            <text:p>F</text:p>
          </table:table-cell>
          <table:table-cell table:style-name="ce24" office:value-type="string">
            <text:p>Confecção dos diagramas de classe para os casos de uso: pesquisar no sistema e manter evento</text:p>
          </table:table-cell>
          <table:table-cell table:style-name="ce26" office:value-type="date" office:date-value="2009-08-25">
            <text:p>25/08/09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7-29">
            <text:p>29/07/09</text:p>
          </table:table-cell>
          <table:table-cell/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table:number-columns-spanned="1" table:number-rows-spanned="4">
            <text:p>Implementação / Teste</text:p>
          </table:table-cell>
          <table:covered-table-cell/>
          <table:table-cell table:style-name="ce24" office:value-type="string">
            <text:p>Implementação e testes do caso de uso Pesquisar no sistema</text:p>
          </table:table-cell>
          <table:table-cell table:style-name="ce26" office:value-type="date" office:date-value="2009-08-25">
            <text:p>25/08/09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7-29">
            <text:p>29/07/09</text:p>
          </table:table-cell>
          <table:table-cell/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style-name="ce10"/>
          <table:covered-table-cell/>
          <table:table-cell table:style-name="ce24" office:value-type="string">
            <text:p>Implementação e testes do caso de uso Manter Evento</text:p>
          </table:table-cell>
          <table:table-cell table:style-name="ce26" office:value-type="date" office:date-value="2009-08-27">
            <text:p>27/08/09</text:p>
          </table:table-cell>
          <table:table-cell table:style-name="ce26" office:value-type="date" office:date-value="2009-09-01">
            <text:p>01/09/09</text:p>
          </table:table-cell>
          <table:table-cell table:style-name="ce28" office:value-type="date" office:date-value="2009-09-01">
            <text:p>01/09/09</text:p>
          </table:table-cell>
          <table:table-cell/>
          <table:table-cell office:value-type="string">
            <text:p>Ricardo</text:p>
          </table:table-cell>
          <table:table-cell table:number-columns-repeated="1014"/>
        </table:table-row>
        <table:table-row table:style-name="ro2">
          <table:covered-table-cell table:number-columns-repeated="2"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27">
            <text:p>27/08/09</text:p>
          </table:table-cell>
          <table:table-cell table:style-name="ce26" office:value-type="date" office:date-value="2009-09-01">
            <text:p>01/09/09</text:p>
          </table:table-cell>
          <table:table-cell table:style-name="ce29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table-cell table:style-name="ce26" office:value-type="date" office:date-value="2009-08-27">
            <text:p>27/08/09</text:p>
          </table:table-cell>
          <table:table-cell table:style-name="ce26" office:value-type="date" office:date-value="2009-09-01">
            <text:p>01/09/09</text:p>
          </table:table-cell>
          <table:table-cell table:style-name="ce28" office:value-type="date" office:date-value="2009-08-31">
            <text:p>31/08/09</text:p>
          </table:table-cell>
          <table:table-cell table:style-name="ce29" office:value-type="date" office:date-value="2009-08-31">
            <text:p>3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office:value-type="string" table:number-columns-spanned="1" table:number-rows-spanned="19">
            <text:p>Transição</text:p>
          </table:table-cell>
          <table:table-cell table:style-name="ce11" office:value-type="string" table:number-columns-spanned="1" table:number-rows-spanned="19">
            <text:p>Preparação monografia / Entrega</text:p>
          </table:table-cell>
          <table:table-cell office:value-type="string" table:number-columns-spanned="1" table:number-rows-spanned="6">
            <text:p>G</text:p>
          </table:table-cell>
          <table:table-cell table:style-name="ce24" office:value-type="string">
            <text:p>Exportação do modelo de dados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9-08">
            <text:p>08/09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visar documentação do projeto</text:p>
          </table:table-cell>
          <table:table-cell table:style-name="ce26" office:value-type="date" office:date-value="2009-09-01">
            <text:p>01/09/09</text:p>
          </table:table-cell>
          <table:table-cell table:style-name="ce27" office:value-type="date" office:date-value="2009-09-08">
            <text:p>08/09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string">
            <text:p>Compilação dos documentos para efeito de avaliação</text:p>
          </table:table-cell>
          <table:table-cell table:style-name="ce26" office:value-type="date" office:date-value="2009-09-08">
            <text:p>08/09/09</text:p>
          </table:table-cell>
          <table:table-cell table:style-name="ce26" office:value-type="date" office:date-value="2009-09-10">
            <text:p>10/09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string">
            <text:p>Preparar massa de dados para apresentação do projeto</text:p>
          </table:table-cell>
          <table:table-cell table:style-name="ce27" office:value-type="date" office:date-value="2009-09-10">
            <text:p>10/09/09</text:p>
          </table:table-cell>
          <table:table-cell table:style-name="ce26" office:value-type="date" office:date-value="2009-09-15">
            <text:p>15/09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Submeter o sistema a testes funcionais e de aceitação</text:p>
          </table:table-cell>
          <table:table-cell table:style-name="ce26" office:value-type="date" office:date-value="2009-09-15">
            <text:p>15/09/09</text:p>
          </table:table-cell>
          <table:table-cell table:style-name="ce26" office:value-type="date" office:date-value="2009-09-22">
            <text:p>22/09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09-22">
            <text:p>22/09/09</text:p>
          </table:table-cell>
          <table:table-cell table:style-name="ce26" office:value-type="date" office:date-value="2009-09-29">
            <text:p>29/09/09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6" office:value-type="date" office:date-value="2009-09-29">
            <text:p>29/09/09</text:p>
          </table:table-cell>
          <table:table-cell table:style-name="ce26" office:value-type="date" office:date-value="2009-10-06">
            <text:p>06/10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string">
            <text:p>Ensaio da apresentaçã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3"/>
          <table:table-cell office:value-type="string">
            <text:p>Refiamento da documentação do projet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string">
            <text:p>Refinamento dos slides para apresentação</text:p>
          </table:table-cell>
          <table:table-cell table:style-name="ce26" office:value-type="date" office:date-value="2009-10-13">
            <text:p>13/10/09</text:p>
          </table:table-cell>
          <table:table-cell table:style-name="ce26" office:value-type="date" office:date-value="2009-10-20">
            <text:p>20/10/09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6" office:value-type="date" office:date-value="2009-10-20">
            <text:p>20/10/09</text:p>
          </table:table-cell>
          <table:table-cell table:style-name="ce26" office:value-type="date" office:date-value="2009-10-27">
            <text:p>27/10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Ensaio da apresentaçã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amento da documentação do projet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24" office:value-type="string">
            <text:p>Refinamento dos slides para apresentação</text:p>
          </table:table-cell>
          <table:table-cell table:style-name="ce26" office:value-type="date" office:date-value="2009-11-03">
            <text:p>03/11/09</text:p>
          </table:table-cell>
          <table:table-cell table:style-name="ce26" office:value-type="date" office:date-value="2009-11-05">
            <text:p>05/11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 table:number-columns-repeated="2"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12">
            <text:p>12/11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office:value-type="string">
            <text:p>Entrega do CD-ROM, da monografia e do planejamento impressos para orientador e banca</text:p>
          </table:table-cell>
          <table:table-cell table:style-name="ce26" office:value-type="date" office:date-value="2009-11-16">
            <text:p>16/11/09</text:p>
          </table:table-cell>
          <table:table-cell table:style-name="ce26" office:value-type="date" office:date-value="2009-11-20">
            <text:p>20/11/09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string">
            <text:p>Apresentação do projeto final</text:p>
          </table:table-cell>
          <table:table-cell table:number-columns-repeated="1019"/>
        </table:table-row>
        <table:table-row table:style-name="ro1" table:number-rows-repeated="65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-0.00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15/09/2009</text:date>, <text:time>09:26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9-15T09:25:27</dc:date>
    <meta:editing-duration>PT10H38M04S</meta:editing-duration>
    <meta:editing-cycles>163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392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